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878053553691679667"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594051535901087548"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230905749178400156"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433553177369030674"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31093824548964956"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444111275727052945"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633660815881177387"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3797323362207061539"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0648853" text:continue-list="list1633660815881177387"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261701563435974535"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628538"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651460"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632521"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650945"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656123"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8118322991909046378"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9184205767623520351"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text:p>
      <text:p text:style-name="P64"><text:span text:style-name="T1">Warm down: </text:span>0.25 miles</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915502317917479486"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8T10:40:57.40</dc:date>
    <dc:creator>James Lombardi</dc:creator>
    <meta:editing-duration>P11DT1H58M1S</meta:editing-duration>
    <meta:editing-cycles>984</meta:editing-cycles>
    <meta:generator>OpenOffice/4.1.2$Win32 OpenOffice.org_project/412m3$Build-9782</meta:generator>
    <meta:document-statistic meta:table-count="0" meta:image-count="9" meta:object-count="0" meta:page-count="109" meta:paragraph-count="3028" meta:word-count="33298" meta:character-count="170331"/>
  </office:meta>
</office:document-meta>
</file>